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Federal do Rio de Janeiro<text:tab/></text:p>
      <text:p text:style-name="Standard">Escola Politécnica</text:p>
      <text:p text:style-name="Standard">Engenharia Eletrônica e de Computação</text:p>
      <text:p text:style-name="Standard">Circuitos Elétricos II </text:p>
      <text:p text:style-name="Standard">Alunos: Marcelle de Souza Campos</text:p>
      <text:p text:style-name="Standard"><text:tab/> <text:s/>Pedro Angelo Medeiros Fonini</text:p>
      <text:p text:style-name="Standard"/>
      <text:p text:style-name="Standard"/>
      <text:p text:style-name="Standard"/>
      <text:p text:style-name="P1"><text:tab/><text:span text:style-name="T1">Programa de análise de circuitos no tempo para estudo dos Métodos de Gear</text:span></text:p>
      <text:p text:style-name="P2"/>
      <text:p text:style-name="P2"/>
      <text:p text:style-name="Standard"/>
      <text:p text:style-name="Standard"><text:s/><text:tab/>Nosso trabalho foi desenvolvido na linguagem C++, sendo ele composto por 4 arquivos: Makefile, trabalhoCircuitosEletricos.cpp, myFuntions.cpp e circuitAnalysis.h.</text:p>
      <text:p text:style-name="Standard"/>
      <text:p text:style-name="Standard"><text:s text:c="12"/>Constituido por classes, cada qual contendo sua respectiva função ao longo do escopo do programa, o código analisa o circuito da seguinte forma:</text:p>
      <text:p text:style-name="Standard"/>
      <text:p text:style-name="Standard"><text:tab/>1-) Após a leitura do nome do arquivo contenedor da netlist a ser analisada, o arquivo é aberto para leitura. Conforme cada linha é lida, cada elemento, assim como suas características e especificações, são armazenados num objeto da classe ElementsList. Após a leitura ser finalizada, o arquivo é fechado;</text:p>
      <text:p text:style-name="Standard"/>
      <text:p text:style-name="Standard"><text:tab/>2-) Neste passo, fazemos um loop sobre a lista inteira analisando cada elemento individualmente, até seu término. Conforme a leitura de cada elemento, é feita a estampa dele é formada, e assim montamos as matrizes que representam o sistema linear que deveremos resolver. <text:s/>As matrizes são implementadas como instâncias da classe CppMatrix. O método desta classe que resolve o sistema linear usa o algoritmo da decomposição QR, com reflexões de Householder.</text:p>
      <text:p text:style-name="Standard"/>
      <text:p text:style-name="Standard"><text:tab/> <text:s text:c="5"/>Observações: </text:p>
      <text:p text:style-name="Standard"/>
      <text:p text:style-name="Standard"><text:tab/><text:tab/>- Na presença de cada curto, fonte de tensão, amplificador de tensão, transresistor ou indutor, uma variável j (de corrente) a mais é acrescentada às matrizes da análise modificada;</text:p>
      <text:p text:style-name="Standard"/>
      <text:p text:style-name="Standard"><text:tab/><text:tab/>- Na presença de indutores e capacitores, para que ocorra a montagem de estampas, a função gearMethod é chamada. Esta função terá como responsabilidade apresentar o modelo destes elementos, que será constituido por uma resistência e uma fonte de corrente/tensão, de acordo com as respectivas especificações fornecidas ao programa, tais como a ordem do Método de Gear e o passo interno e o passo; Usamos fontes de tensão para o indutor (com o objetivo de medir a corrente que passa nele) e fontes de corrente para o capacitor.</text:p>
      <text:p text:style-name="Standard"/>
      <text:p text:style-name="Standard"><text:tab/>3-) Um aquivo no formato txt com o nome do arquivo fornecido pelo usuário acrescentado <text:s/>“_answer.m” é gerado e aberto para escrita;</text:p>
      <text:p text:style-name="Standard"/>
      <text:p text:style-name="Standard"><text:tab/>4-) Terminada a contrução das matrizes A e B, o sistema A x = B é resolvido pela função solveMatrixSystem. O resultado, a matriz x, será impressa no arquivo de acordo com as especificações fornecidas;</text:p>
      <text:p text:style-name="Standard"><text:soft-page-break/></text:p>
      <text:p text:style-name="Standard"><text:tab/>5-) O 4o. Passo se repetira por uma certa quantidade de vezes, que será determinada a partir dos valores do passo interno, do tempo final e do passo;</text:p>
      <text:p text:style-name="Standard"/>
      <text:p text:style-name="Standard"><text:tab/>6-) Terminado este processo, o arquivo finalmente será fechado e estará pronto para analise d usuário. Ele pode ser executado diretamente pelo MATLAB para gerar variáveis de nomes t, e1, e2, e3, ..., j&lt;nome1&gt;, j&lt;nome2&gt;, etc. Elas podem ser plotadas, por exemplo, com plot(t,e1, t,e2);</text:p>
      <text:p text:style-name="Standard"/>
      <text:p text:style-name="Standard"/>
      <text:p text:style-name="Standard"><text:tab/><text:span text:style-name="T2">Especificações dos arquivos do programa:</text:span></text:p>
      <text:p text:style-name="Standard"/>
      <text:p text:style-name="Standard"><text:tab/>-circuitAnalysis.h:</text:p>
      <text:p text:style-name="Standard"><text:tab/><text:tab/></text:p>
      <text:p text:style-name="Standard"><text:tab/><text:tab/>Nele estão definidas as seguintes classes:</text:p>
      <text:p text:style-name="Standard"/>
      <text:list xml:id="list1230444851" text:style-name="L1">
        <text:list-item>
          <text:list>
            <text:list-item>
              <text:list>
                <text:list-item>
                  <text:p text:style-name="P3">element;</text:p>
                </text:list-item>
                <text:list-item>
                  <text:p text:style-name="P3">elementsList;</text:p>
                </text:list-item>
                <text:list-item>
                  <text:p text:style-name="P3">cppmatrix;</text:p>
                </text:list-item>
                <text:list-item>
                  <text:p text:style-name="P3">capacitor_indutor;</text:p>
                </text:list-item>
                <text:list-item>
                  <text:p text:style-name="P3">split.</text:p>
                </text:list-item>
                <text:list-item>
                  <text:p text:style-name="P3"/>
                </text:list-item>
              </text:list>
            </text:list-item>
          </text:list>
        </text:list-item>
      </text:list>
      <text:p text:style-name="Standard"><text:tab/>- TrabalhoCircuitosEletricos.cpp:</text:p>
      <text:p text:style-name="Standard"/>
      <text:p text:style-name="Standard"><text:tab/><text:tab/>Arquivo contenedor do main, é o corpo do programa. </text:p>
      <text:p text:style-name="Standard"/>
      <text:p text:style-name="Standard"><text:s text:c="13"/>- MyFunctions:</text:p>
      <text:p text:style-name="Standard"/>
      <text:p text:style-name="Standard"><text:tab/><text:tab/>Arquivo contenedor das funções do programa, chamadas pelo main ou por próprias funções internas. São elas:</text:p>
      <text:p text:style-name="Standard"/>
      <text:list xml:id="list1593022333" text:style-name="L2">
        <text:list-item>
          <text:list>
            <text:list-item>
              <text:list>
                <text:list-item>
                  <text:p text:style-name="P4">cppmatrix::initialize;</text:p>
                </text:list-item>
                <text:list-item>
                  <text:p text:style-name="P4">cppmatrix::operator+;</text:p>
                </text:list-item>
                <text:list-item>
                  <text:p text:style-name="P4">cppmatrix::operator*;</text:p>
                </text:list-item>
                <text:list-item>
                  <text:p text:style-name="P4">cppmatrix::submatrix;</text:p>
                </text:list-item>
                <text:list-item>
                  <text:p text:style-name="P4">cppmatrix::make_id;</text:p>
                </text:list-item>
                <text:list-item>
                  <text:p text:style-name="P4">cppmatrix::subassign;</text:p>
                </text:list-item>
                <text:list-item>
                  <text:p text:style-name="P4">cppmatrix::solveMatrixSystem;</text:p>
                </text:list-item>
                <text:list-item>
                  <text:p text:style-name="P4">cppmatrix::fill_out_with_zeros;</text:p>
                </text:list-item>
                <text:list-item>
                  <text:p text:style-name="P4">elementsList::getElement;</text:p>
                </text:list-item>
                <text:list-item>
                  <text:p text:style-name="P4">elementsList::NumberOfNodes;</text:p>
                </text:list-item>
                <text:list-item>
                  <text:p text:style-name="P4">elementsList::buildModifiedNodalMatrix;</text:p>
                </text:list-item>
                <text:list-item>
                  <text:p text:style-name="P4">elementsList::gearMethod;</text:p>
                </text:list-item>
                <text:list-item>
                  <text:p text:style-name="P4">elementsList::printResult.</text:p>
                </text:list-item>
              </text:list>
            </text:list-item>
          </text:list>
        </text:list-item>
      </text:list>
      <text:p text:style-name="Standard"/>
      <text:p text:style-name="Standard"><text:tab/><text:tab/></text:p>
      <text:p text:style-name="Standard"/>
      <text:p text:style-name="Standard"><text:tab/><text:span text:style-name="T2">Exemplo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3T20:39:53.58</meta:creation-date>
    <dc:date>2012-07-04T13:59:08</dc:date>
    <meta:editing-duration>PT26M58S</meta:editing-duration>
    <meta:editing-cycles>7</meta:editing-cycles>
    <meta:generator>LibreOffice/3.4$Unix LibreOffice_project/340m1$Build-502</meta:generator>
    <meta:document-statistic meta:table-count="0" meta:image-count="0" meta:object-count="0" meta:page-count="2" meta:paragraph-count="46" meta:word-count="525" meta:character-count="3576" meta:non-whitespace-character-count="3045"/>
  </office:meta>
</office:document-meta>
</file>